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Noto Mono" svg:font-family="'Noto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rsid="003e90ea" officeooo:paragraph-rsid="00788d36"/>
    </style:style>
    <style:style style:name="P2" style:family="paragraph" style:parent-style-name="Heading_20_1">
      <style:text-properties officeooo:rsid="007d2e29" officeooo:paragraph-rsid="007d2e29"/>
    </style:style>
    <style:style style:name="P3" style:family="paragraph" style:parent-style-name="Heading_20_1">
      <style:text-properties officeooo:rsid="00b1f2da" officeooo:paragraph-rsid="00b1f2da"/>
    </style:style>
    <style:style style:name="P4" style:family="paragraph" style:parent-style-name="Heading_20_1">
      <style:text-properties officeooo:rsid="011d4fba" officeooo:paragraph-rsid="011c38f7"/>
    </style:style>
    <style:style style:name="P5" style:family="paragraph" style:parent-style-name="Text_20_body">
      <style:text-properties officeooo:rsid="0050e784" officeooo:paragraph-rsid="0075c869"/>
    </style:style>
    <style:style style:name="P6" style:family="paragraph" style:parent-style-name="Text_20_body">
      <style:text-properties officeooo:rsid="0051cc21" officeooo:paragraph-rsid="0075c869"/>
    </style:style>
    <style:style style:name="P7" style:family="paragraph" style:parent-style-name="Text_20_body">
      <style:text-properties officeooo:rsid="0075c869" officeooo:paragraph-rsid="0075c869"/>
    </style:style>
    <style:style style:name="P8" style:family="paragraph" style:parent-style-name="Text_20_body">
      <style:text-properties officeooo:rsid="008d903d" officeooo:paragraph-rsid="008d903d"/>
    </style:style>
    <style:style style:name="P9" style:family="paragraph" style:parent-style-name="Text_20_body">
      <style:text-properties officeooo:rsid="00b1f2da" officeooo:paragraph-rsid="00b1f2da" fo:background-color="transparent"/>
    </style:style>
    <style:style style:name="P10" style:family="paragraph" style:parent-style-name="Text_20_body">
      <style:text-properties officeooo:rsid="00b1f2da" officeooo:paragraph-rsid="00b1f2da"/>
    </style:style>
    <style:style style:name="P11" style:family="paragraph" style:parent-style-name="Text_20_body">
      <style:text-properties officeooo:rsid="00e23e6c" officeooo:paragraph-rsid="00e23e6c"/>
    </style:style>
    <style:style style:name="P12" style:family="paragraph" style:parent-style-name="Text_20_body">
      <style:text-properties officeooo:rsid="011d4fba" officeooo:paragraph-rsid="011cc7db"/>
    </style:style>
    <style:style style:name="P13" style:family="paragraph" style:parent-style-name="Text_20_body">
      <style:text-properties officeooo:rsid="002d1d09" officeooo:paragraph-rsid="003e90ea"/>
    </style:style>
    <style:style style:name="P14" style:family="paragraph" style:parent-style-name="Text_20_body">
      <style:text-properties officeooo:rsid="011e5651" officeooo:paragraph-rsid="011e5651"/>
    </style:style>
    <style:style style:name="P15" style:family="paragraph" style:parent-style-name="Text_20_body">
      <style:text-properties style:font-name="Noto Mono" officeooo:rsid="011e5651" officeooo:paragraph-rsid="011e5651" fo:background-color="#dddddd"/>
    </style:style>
    <style:style style:name="P16" style:family="paragraph" style:parent-style-name="Text_20_body">
      <style:text-properties style:font-name="Noto Mono" officeooo:rsid="011d4fba" officeooo:paragraph-rsid="011e5651" fo:background-color="#dddddd"/>
    </style:style>
    <style:style style:name="P17" style:family="paragraph" style:parent-style-name="Text_20_body">
      <style:text-properties style:font-name="Noto Mono" officeooo:rsid="0123d6a3" officeooo:paragraph-rsid="0123d6a3" fo:background-color="#dddddd"/>
    </style:style>
    <style:style style:name="P18" style:family="paragraph" style:parent-style-name="Text_20_body">
      <style:text-properties style:font-name="Noto Mono" officeooo:rsid="01256d12" officeooo:paragraph-rsid="01281d7a" fo:background-color="#dddddd"/>
    </style:style>
    <style:style style:name="P19" style:family="paragraph" style:parent-style-name="Text_20_body">
      <style:text-properties style:font-name="Noto Mono" officeooo:rsid="01281d7a" officeooo:paragraph-rsid="01281d7a" fo:background-color="#dddddd"/>
    </style:style>
    <style:style style:name="P20" style:family="paragraph" style:parent-style-name="Text_20_body">
      <style:text-properties style:font-name="Noto Mono" fo:language="zxx" fo:country="none" officeooo:rsid="011e5651" officeooo:paragraph-rsid="011e5651" fo:background-color="#dddddd" style:language-asian="zxx" style:country-asian="none" style:language-complex="zxx" style:country-complex="none"/>
    </style:style>
    <style:style style:name="P21" style:family="paragraph" style:parent-style-name="Text_20_body">
      <style:text-properties style:font-name="Noto Mono" fo:language="zxx" fo:country="none" officeooo:rsid="01223987" officeooo:paragraph-rsid="01223987" fo:background-color="#dddddd" style:language-asian="zxx" style:country-asian="none" style:language-complex="zxx" style:country-complex="none"/>
    </style:style>
    <style:style style:name="P22" style:family="paragraph" style:parent-style-name="Text_20_body">
      <style:text-properties style:font-name="Noto Mono" fo:language="zxx" fo:country="none" officeooo:rsid="01339db2" officeooo:paragraph-rsid="01339db2" style:language-asian="zxx" style:country-asian="none" style:language-complex="zxx" style:country-complex="none"/>
    </style:style>
    <style:style style:name="P23" style:family="paragraph" style:parent-style-name="Text_20_body">
      <style:text-properties style:font-name="Noto Mono" fo:font-style="normal" officeooo:rsid="012b2841" officeooo:paragraph-rsid="012b2841" fo:background-color="#dddddd" style:font-style-asian="normal" style:font-style-complex="normal"/>
    </style:style>
    <style:style style:name="P24" style:family="paragraph" style:parent-style-name="Text_20_body">
      <style:text-properties fo:font-style="normal" officeooo:rsid="011d4fba" officeooo:paragraph-rsid="011cc7db" style:font-style-asian="normal" style:font-style-complex="normal"/>
    </style:style>
    <style:style style:name="P25" style:family="paragraph" style:parent-style-name="Text_20_body">
      <style:text-properties fo:font-style="normal" officeooo:rsid="011d4fba" officeooo:paragraph-rsid="012b2841" style:font-style-asian="normal" style:font-style-complex="normal"/>
    </style:style>
    <style:style style:name="P26" style:family="paragraph" style:parent-style-name="Text_20_body">
      <style:text-properties fo:language="zxx" fo:country="none" officeooo:rsid="011e5651" officeooo:paragraph-rsid="011e5651" style:language-asian="zxx" style:country-asian="none" style:language-complex="zxx" style:country-complex="none"/>
    </style:style>
    <style:style style:name="P27" style:family="paragraph" style:parent-style-name="Text_20_body">
      <style:text-properties fo:language="zxx" fo:country="none" officeooo:rsid="01204d94" officeooo:paragraph-rsid="01204d94" style:language-asian="zxx" style:country-asian="none" style:language-complex="zxx" style:country-complex="none"/>
    </style:style>
    <style:style style:name="P28" style:family="paragraph" style:parent-style-name="Text_20_body">
      <style:text-properties fo:language="zxx" fo:country="none" officeooo:rsid="01223987" officeooo:paragraph-rsid="01223987" style:language-asian="zxx" style:country-asian="none" style:language-complex="zxx" style:country-complex="none"/>
    </style:style>
    <style:style style:name="P29" style:family="paragraph" style:parent-style-name="Text_20_body">
      <style:text-properties fo:language="zxx" fo:country="none" officeooo:rsid="01223987" officeooo:paragraph-rsid="01300422" style:language-asian="zxx" style:country-asian="none" style:language-complex="zxx" style:country-complex="none"/>
    </style:style>
    <style:style style:name="P30" style:family="paragraph" style:parent-style-name="Text_20_body">
      <style:text-properties fo:language="zxx" fo:country="none" officeooo:rsid="01339db2" officeooo:paragraph-rsid="01339db2" style:language-asian="zxx" style:country-asian="none" style:language-complex="zxx" style:country-complex="none"/>
    </style:style>
    <style:style style:name="P31" style:family="paragraph" style:parent-style-name="Text_20_body">
      <style:text-properties officeooo:rsid="0123d6a3" officeooo:paragraph-rsid="0123d6a3"/>
    </style:style>
    <style:style style:name="P32" style:family="paragraph" style:parent-style-name="Text_20_body">
      <style:text-properties officeooo:rsid="01256d12" officeooo:paragraph-rsid="01256d12"/>
    </style:style>
    <style:style style:name="P33" style:family="paragraph" style:parent-style-name="Text_20_body">
      <style:text-properties officeooo:paragraph-rsid="01256d12"/>
    </style:style>
    <style:style style:name="P34" style:family="paragraph" style:parent-style-name="Text_20_body">
      <style:text-properties officeooo:rsid="01281d7a" officeooo:paragraph-rsid="01281d7a"/>
    </style:style>
    <style:style style:name="P35" style:family="paragraph" style:parent-style-name="Heading_20_2">
      <style:text-properties officeooo:rsid="00b7dc12" officeooo:paragraph-rsid="00b7dc12"/>
    </style:style>
    <style:style style:name="P36" style:family="paragraph" style:parent-style-name="Heading_20_2">
      <style:text-properties officeooo:rsid="01204d94" officeooo:paragraph-rsid="01204d94"/>
    </style:style>
    <style:style style:name="P37" style:family="paragraph" style:parent-style-name="Heading_20_2">
      <style:text-properties officeooo:rsid="0123d6a3" officeooo:paragraph-rsid="01256d12"/>
    </style:style>
    <style:style style:name="P38" style:family="paragraph" style:parent-style-name="Heading_20_2">
      <style:text-properties officeooo:rsid="01256d12" officeooo:paragraph-rsid="01256d12"/>
    </style:style>
    <style:style style:name="P39" style:family="paragraph" style:parent-style-name="Heading_20_2">
      <style:text-properties officeooo:rsid="01300422" officeooo:paragraph-rsid="01300422"/>
    </style:style>
    <style:style style:name="P40" style:family="paragraph" style:parent-style-name="Heading_20_1">
      <style:text-properties officeooo:rsid="0050e784" officeooo:paragraph-rsid="00fc1fff"/>
    </style:style>
    <style:style style:name="P41" style:family="paragraph" style:parent-style-name="Heading_20_2">
      <style:text-properties officeooo:paragraph-rsid="0131a4b9"/>
    </style:style>
    <style:style style:name="P42" style:family="paragraph" style:parent-style-name="Heading_20_2">
      <style:text-properties officeooo:rsid="013430d7" officeooo:paragraph-rsid="0135484b"/>
    </style:style>
    <style:style style:name="P43" style:family="paragraph" style:parent-style-name="Text_20_body" style:list-style-name="L1">
      <style:text-properties officeooo:rsid="0052e251" officeooo:paragraph-rsid="0073b094"/>
    </style:style>
    <style:style style:name="P44" style:family="paragraph" style:parent-style-name="Text_20_body" style:list-style-name="L1">
      <style:text-properties style:font-name="Times New Roman" fo:font-size="12pt" officeooo:rsid="0073b094" officeooo:paragraph-rsid="00ee1afa" fo:background-color="transparent" style:font-size-asian="12pt" style:font-size-complex="12pt"/>
    </style:style>
    <style:style style:name="P45" style:family="paragraph" style:parent-style-name="Text_20_body" style:list-style-name="L2">
      <style:text-properties style:font-name="Times New Roman" fo:font-size="12pt" officeooo:rsid="00b8abc7" officeooo:paragraph-rsid="00b8abc7" fo:background-color="transparent" style:font-size-asian="12pt" style:font-size-complex="12pt"/>
    </style:style>
    <style:style style:name="P46" style:family="paragraph" style:parent-style-name="Text_20_body" style:list-style-name="L1">
      <style:text-properties officeooo:rsid="0083bf34" officeooo:paragraph-rsid="0083bf34"/>
    </style:style>
    <style:style style:name="P47" style:family="paragraph" style:parent-style-name="Text_20_body" style:list-style-name="L1">
      <style:text-properties officeooo:rsid="0083bf34" officeooo:paragraph-rsid="0096787b"/>
    </style:style>
    <style:style style:name="P48" style:family="paragraph" style:parent-style-name="Text_20_body" style:list-style-name="L1">
      <style:text-properties officeooo:rsid="008d903d" officeooo:paragraph-rsid="008d903d"/>
    </style:style>
    <style:style style:name="P49" style:family="paragraph" style:parent-style-name="Text_20_body" style:list-style-name="L1">
      <style:text-properties officeooo:rsid="009093a3" officeooo:paragraph-rsid="009093a3"/>
    </style:style>
    <style:style style:name="P50" style:family="paragraph" style:parent-style-name="Text_20_body" style:list-style-name="L2">
      <style:text-properties officeooo:rsid="00b7dc12" officeooo:paragraph-rsid="00b7dc12"/>
    </style:style>
    <style:style style:name="P51" style:family="paragraph" style:parent-style-name="Text_20_body" style:list-style-name="L2">
      <style:text-properties officeooo:rsid="00b7dc12" officeooo:paragraph-rsid="00b8abc7"/>
    </style:style>
    <style:style style:name="P52" style:family="paragraph" style:parent-style-name="Text_20_body" style:list-style-name="L2">
      <style:text-properties officeooo:rsid="00b8abc7" officeooo:paragraph-rsid="00b8abc7"/>
    </style:style>
    <style:style style:name="P53" style:family="paragraph" style:parent-style-name="Text_20_body" style:list-style-name="L3">
      <style:text-properties officeooo:rsid="00b1f2da" officeooo:paragraph-rsid="00b2d989"/>
    </style:style>
    <style:style style:name="P54" style:family="paragraph" style:parent-style-name="Text_20_body" style:list-style-name="L3">
      <style:text-properties officeooo:rsid="00b1f2da" officeooo:paragraph-rsid="00b475d3"/>
    </style:style>
    <style:style style:name="P55" style:family="paragraph" style:parent-style-name="Text_20_body" style:list-style-name="L3">
      <style:text-properties officeooo:rsid="00e23e6c" officeooo:paragraph-rsid="00e23e6c"/>
    </style:style>
    <style:style style:name="P56" style:family="paragraph" style:parent-style-name="Text_20_body">
      <style:text-properties officeooo:rsid="013430d7" officeooo:paragraph-rsid="013430d7"/>
    </style:style>
    <style:style style:name="T1" style:family="text">
      <style:text-properties officeooo:rsid="003e247a"/>
    </style:style>
    <style:style style:name="T2" style:family="text">
      <style:text-properties officeooo:rsid="003e90ea"/>
    </style:style>
    <style:style style:name="T3" style:family="text">
      <style:text-properties style:font-name="Courier New" fo:font-size="11pt" fo:background-color="#dddddd" loext:char-shading-value="0" style:font-size-asian="11pt" style:font-size-complex="11pt"/>
    </style:style>
    <style:style style:name="T4" style:family="text">
      <style:text-properties style:font-name="Courier New" fo:font-size="11pt" officeooo:rsid="00487d09" fo:background-color="#dddddd" loext:char-shading-value="0" style:font-size-asian="11pt" style:font-size-complex="11pt"/>
    </style:style>
    <style:style style:name="T5" style:family="text">
      <style:text-properties style:font-name="Courier New" fo:font-size="11pt" officeooo:rsid="004c8b55" fo:background-color="#dddddd" loext:char-shading-value="0" style:font-size-asian="11pt" style:font-size-complex="11pt"/>
    </style:style>
    <style:style style:name="T6" style:family="text">
      <style:text-properties style:font-name="Courier New" fo:font-size="11pt" officeooo:rsid="00563d10" fo:background-color="#dddddd" loext:char-shading-value="0" style:font-size-asian="11pt" style:font-size-complex="11pt"/>
    </style:style>
    <style:style style:name="T7" style:family="text">
      <style:text-properties style:font-name="Courier New" fo:font-size="11pt" officeooo:rsid="00577ca1" fo:background-color="#dddddd" loext:char-shading-value="0" style:font-size-asian="11pt" style:font-size-complex="11pt"/>
    </style:style>
    <style:style style:name="T8" style:family="text">
      <style:text-properties style:font-name="Courier New" fo:font-size="11pt" officeooo:rsid="0073b094" fo:background-color="#dddddd" loext:char-shading-value="0" style:font-size-asian="11pt" style:font-size-complex="11pt"/>
    </style:style>
    <style:style style:name="T9" style:family="text">
      <style:text-properties style:font-name="Courier New" fo:font-size="11pt" officeooo:rsid="0075c869" fo:background-color="#dddddd" loext:char-shading-value="0" style:font-size-asian="11pt" style:font-size-complex="11pt"/>
    </style:style>
    <style:style style:name="T10" style:family="text">
      <style:text-properties style:font-name="Courier New" fo:font-size="11pt" officeooo:rsid="008012a4" fo:background-color="#dddddd" loext:char-shading-value="0" style:font-size-asian="11pt" style:font-size-complex="11pt"/>
    </style:style>
    <style:style style:name="T11" style:family="text">
      <style:text-properties style:font-name="Courier New" fo:font-size="11pt" officeooo:rsid="0086e2a7" fo:background-color="#dddddd" loext:char-shading-value="0" style:font-size-asian="11pt" style:font-size-complex="11pt"/>
    </style:style>
    <style:style style:name="T12" style:family="text">
      <style:text-properties style:font-name="Courier New" fo:font-size="11pt" officeooo:rsid="0090be0d" fo:background-color="#dddddd" loext:char-shading-value="0" style:font-size-asian="11pt" style:font-size-complex="11pt"/>
    </style:style>
    <style:style style:name="T13" style:family="text">
      <style:text-properties style:font-name="Courier New" fo:font-size="11pt" officeooo:rsid="0096787b" fo:background-color="#dddddd" loext:char-shading-value="0" style:font-size-asian="11pt" style:font-size-complex="11pt"/>
    </style:style>
    <style:style style:name="T14" style:family="text">
      <style:text-properties style:font-name="Courier New" fo:font-size="11pt" officeooo:rsid="00a987f2" fo:background-color="#dddddd" loext:char-shading-value="0" style:font-size-asian="11pt" style:font-size-complex="11pt"/>
    </style:style>
    <style:style style:name="T15" style:family="text">
      <style:text-properties style:font-name="Courier New" fo:font-size="11pt" officeooo:rsid="00ac4534" fo:background-color="#dddddd" loext:char-shading-value="0" style:font-size-asian="11pt" style:font-size-complex="11pt"/>
    </style:style>
    <style:style style:name="T16" style:family="text">
      <style:text-properties style:font-name="Courier New" fo:font-size="11pt" officeooo:rsid="00b8abc7" fo:background-color="#dddddd" loext:char-shading-value="0" style:font-size-asian="11pt" style:font-size-complex="11pt"/>
    </style:style>
    <style:style style:name="T17" style:family="text">
      <style:text-properties style:font-name="Courier New" fo:font-size="11pt" officeooo:rsid="00ba21aa" fo:background-color="#dddddd" loext:char-shading-value="0" style:font-size-asian="11pt" style:font-size-complex="11pt"/>
    </style:style>
    <style:style style:name="T18" style:family="text">
      <style:text-properties style:font-name="Courier New" fo:font-size="11pt" officeooo:rsid="00bad801" fo:background-color="#dddddd" loext:char-shading-value="0" style:font-size-asian="11pt" style:font-size-complex="11pt"/>
    </style:style>
    <style:style style:name="T19" style:family="text">
      <style:text-properties style:font-name="Courier New" fo:font-size="11pt" officeooo:rsid="00cf00b3" fo:background-color="#dddddd" loext:char-shading-value="0" style:font-size-asian="11pt" style:font-size-complex="11pt"/>
    </style:style>
    <style:style style:name="T20" style:family="text">
      <style:text-properties style:font-name="Courier New" fo:font-size="11pt" officeooo:rsid="00ec44bc" fo:background-color="#dddddd" loext:char-shading-value="0" style:font-size-asian="11pt" style:font-size-complex="11pt"/>
    </style:style>
    <style:style style:name="T21" style:family="text">
      <style:text-properties style:font-name="Courier New" fo:font-size="11pt" officeooo:rsid="00ee1afa" fo:background-color="#dddddd" loext:char-shading-value="0" style:font-size-asian="11pt" style:font-size-complex="11pt"/>
    </style:style>
    <style:style style:name="T22" style:family="text">
      <style:text-properties style:font-name="Courier New" fo:font-size="11pt" officeooo:rsid="00ef0721" fo:background-color="#dddddd" loext:char-shading-value="0" style:font-size-asian="11pt" style:font-size-complex="11pt"/>
    </style:style>
    <style:style style:name="T23" style:family="text">
      <style:text-properties style:font-name="Courier New" fo:font-size="11pt" officeooo:rsid="00f0f543" fo:background-color="#dddddd" loext:char-shading-value="0" style:font-size-asian="11pt" style:font-size-complex="11pt"/>
    </style:style>
    <style:style style:name="T24" style:family="text">
      <style:text-properties style:font-name="Courier New" fo:font-size="11pt" officeooo:rsid="00f2d114" fo:background-color="#dddddd" loext:char-shading-value="0" style:font-size-asian="11pt" style:font-size-complex="11pt"/>
    </style:style>
    <style:style style:name="T25" style:family="text">
      <style:text-properties style:font-name="Courier New" fo:font-size="11pt" officeooo:rsid="00f4c856" fo:background-color="#dddddd" loext:char-shading-value="0" style:font-size-asian="11pt" style:font-size-complex="11pt"/>
    </style:style>
    <style:style style:name="T26" style:family="text">
      <style:text-properties style:font-name="Courier New" fo:font-size="11pt" officeooo:rsid="00f63103" fo:background-color="#dddddd" loext:char-shading-value="0" style:font-size-asian="11pt" style:font-size-complex="11pt"/>
    </style:style>
    <style:style style:name="T27" style:family="text">
      <style:text-properties style:font-name="Courier New" fo:font-size="11pt" officeooo:rsid="00fd9532" fo:background-color="#dddddd" loext:char-shading-value="0" style:font-size-asian="11pt" style:font-size-complex="11pt"/>
    </style:style>
    <style:style style:name="T28" style:family="text">
      <style:text-properties style:font-name="Courier New" fo:font-size="11pt" officeooo:rsid="00fda364" fo:background-color="#dddddd" loext:char-shading-value="0" style:font-size-asian="11pt" style:font-size-complex="11pt"/>
    </style:style>
    <style:style style:name="T29" style:family="text">
      <style:text-properties style:font-name="Courier New" fo:font-size="11pt" officeooo:rsid="0049a67b" fo:background-color="#dddddd" loext:char-shading-value="0" style:font-size-asian="11pt" style:font-size-complex="11pt"/>
    </style:style>
    <style:style style:name="T30" style:family="text">
      <style:text-properties style:font-name="Courier New" fo:font-size="11pt" fo:background-color="transparent" loext:char-shading-value="0" style:font-size-asian="11pt" style:font-size-complex="11pt"/>
    </style:style>
    <style:style style:name="T31" style:family="text">
      <style:text-properties style:font-name="Courier New" fo:font-size="11pt" officeooo:rsid="0051cc21" fo:background-color="transparent" loext:char-shading-value="0" style:font-size-asian="11pt" style:font-size-complex="11pt"/>
    </style:style>
    <style:style style:name="T32" style:family="text">
      <style:text-properties style:font-name="Courier New" fo:font-size="11pt" officeooo:rsid="0075c869" fo:background-color="transparent" loext:char-shading-value="0" style:font-size-asian="11pt" style:font-size-complex="11pt"/>
    </style:style>
    <style:style style:name="T33" style:family="text">
      <style:text-properties style:font-name="Courier New" fo:font-size="11pt" officeooo:rsid="00ee1afa" fo:background-color="transparent" loext:char-shading-value="0" style:font-size-asian="11pt" style:font-size-complex="11pt"/>
    </style:style>
    <style:style style:name="T34" style:family="text">
      <style:text-properties style:font-name="Courier New" fo:font-size="11pt" officeooo:rsid="00f4c856" fo:background-color="transparent" loext:char-shading-value="0" style:font-size-asian="11pt" style:font-size-complex="11pt"/>
    </style:style>
    <style:style style:name="T35" style:family="text">
      <style:text-properties style:font-name="Courier New" fo:font-size="11pt" officeooo:rsid="00ec44bc" fo:background-color="transparent" loext:char-shading-value="0" style:font-size-asian="11pt" style:font-size-complex="11pt"/>
    </style:style>
    <style:style style:name="T36" style:family="text">
      <style:text-properties style:font-name="Courier New" fo:font-size="11pt" officeooo:rsid="0049a67b" fo:background-color="transparent" loext:char-shading-value="0" style:font-size-asian="11pt" style:font-size-complex="11pt"/>
    </style:style>
    <style:style style:name="T37" style:family="text">
      <style:text-properties style:font-name="Courier New" fo:font-size="11pt" officeooo:rsid="004d7d21" fo:background-color="transparent" loext:char-shading-value="0" style:font-size-asian="11pt" style:font-size-complex="11pt"/>
    </style:style>
    <style:style style:name="T38" style:family="text">
      <style:text-properties style:font-name="Courier New" fo:font-size="11pt" officeooo:rsid="00ef0721" fo:background-color="transparent" loext:char-shading-value="0" style:font-size-asian="11pt" style:font-size-complex="11pt"/>
    </style:style>
    <style:style style:name="T39" style:family="text">
      <style:text-properties style:font-name="Courier New" fo:font-size="11pt" officeooo:rsid="00f0f543" fo:background-color="transparent" loext:char-shading-value="0" style:font-size-asian="11pt" style:font-size-complex="11pt"/>
    </style:style>
    <style:style style:name="T40" style:family="text">
      <style:text-properties style:font-name="Courier New" fo:font-size="11pt" officeooo:rsid="00fd9532" fo:background-color="transparent" loext:char-shading-value="0" style:font-size-asian="11pt" style:font-size-complex="11pt"/>
    </style:style>
    <style:style style:name="T41" style:family="text">
      <style:text-properties style:font-name="Courier New" fo:font-size="11pt" officeooo:rsid="00a987f2" fo:background-color="transparent" loext:char-shading-value="0" style:font-size-asian="11pt" style:font-size-complex="11pt"/>
    </style:style>
    <style:style style:name="T42" style:family="text">
      <style:text-properties style:font-name="Courier New" fo:font-size="11pt" officeooo:rsid="00ef4213" fo:background-color="transparent" loext:char-shading-value="0" style:font-size-asian="11pt" style:font-size-complex="11pt"/>
    </style:style>
    <style:style style:name="T43" style:family="text">
      <style:text-properties style:font-name="Courier New" fo:font-size="11pt" style:font-size-asian="11pt" style:font-size-complex="11pt"/>
    </style:style>
    <style:style style:name="T44" style:family="text">
      <style:text-properties style:font-name="Courier New" fo:font-size="11pt" officeooo:rsid="004d7d21" style:font-size-asian="11pt" style:font-size-complex="11pt"/>
    </style:style>
    <style:style style:name="T45" style:family="text">
      <style:text-properties style:font-name="Courier New" fo:font-size="11pt" officeooo:rsid="00ef0721" style:font-size-asian="11pt" style:font-size-complex="11pt"/>
    </style:style>
    <style:style style:name="T46" style:family="text">
      <style:text-properties style:font-name="Courier New" fo:font-size="11pt" officeooo:rsid="00ef4213" style:font-size-asian="11pt" style:font-size-complex="11pt"/>
    </style:style>
    <style:style style:name="T47" style:family="text">
      <style:text-properties style:font-name="Courier New" fo:font-size="11pt" officeooo:rsid="00a987f2" style:font-size-asian="11pt" style:font-size-complex="11pt"/>
    </style:style>
    <style:style style:name="T48" style:family="text">
      <style:text-properties style:font-name="Courier New" fo:font-size="11pt" officeooo:rsid="00f0f543" style:font-size-asian="11pt" style:font-size-complex="11pt"/>
    </style:style>
    <style:style style:name="T49" style:family="text">
      <style:text-properties style:font-name="Courier New" fo:font-size="11pt" officeooo:rsid="00fd9532" style:font-size-asian="11pt" style:font-size-complex="11pt"/>
    </style:style>
    <style:style style:name="T50" style:family="text">
      <style:text-properties style:font-name="Courier New" fo:font-size="11pt" officeooo:rsid="00ef0721" fo:background-color="#ffffff" loext:char-shading-value="0" style:font-size-asian="11pt" style:font-size-complex="11pt"/>
    </style:style>
    <style:style style:name="T51" style:family="text">
      <style:text-properties style:font-name="Times New Roman" fo:font-size="12pt" fo:background-color="transparent" loext:char-shading-value="0" style:font-size-asian="12pt" style:font-size-complex="12pt"/>
    </style:style>
    <style:style style:name="T52" style:family="text">
      <style:text-properties style:font-name="Times New Roman" fo:font-size="12pt" officeooo:rsid="0075c869" fo:background-color="transparent" loext:char-shading-value="0" style:font-size-asian="12pt" style:font-size-complex="12pt"/>
    </style:style>
    <style:style style:name="T53" style:family="text">
      <style:text-properties style:font-name="Times New Roman" fo:font-size="12pt" officeooo:rsid="00b8abc7" fo:background-color="transparent" loext:char-shading-value="0" style:font-size-asian="12pt" style:font-size-complex="12pt"/>
    </style:style>
    <style:style style:name="T54" style:family="text">
      <style:text-properties fo:background-color="transparent" loext:char-shading-value="0"/>
    </style:style>
    <style:style style:name="T55" style:family="text">
      <style:text-properties officeooo:rsid="0073b094"/>
    </style:style>
    <style:style style:name="T56" style:family="text">
      <style:text-properties officeooo:rsid="00740af2"/>
    </style:style>
    <style:style style:name="T57" style:family="text">
      <style:text-properties officeooo:rsid="00758603"/>
    </style:style>
    <style:style style:name="T58" style:family="text">
      <style:text-properties officeooo:rsid="0075c869"/>
    </style:style>
    <style:style style:name="T59" style:family="text">
      <style:text-properties officeooo:rsid="007e7746"/>
    </style:style>
    <style:style style:name="T60" style:family="text">
      <style:text-properties officeooo:rsid="008012a4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fo:font-style="normal" officeooo:rsid="013430d7" style:font-style-asian="normal" style:font-style-complex="normal"/>
    </style:style>
    <style:style style:name="T63" style:family="text">
      <style:text-properties officeooo:rsid="00a7f2c9"/>
    </style:style>
    <style:style style:name="T64" style:family="text">
      <style:text-properties officeooo:rsid="00b2d989"/>
    </style:style>
    <style:style style:name="T65" style:family="text">
      <style:text-properties officeooo:rsid="00b475d3"/>
    </style:style>
    <style:style style:name="T66" style:family="text">
      <style:text-properties officeooo:rsid="00ec44bc"/>
    </style:style>
    <style:style style:name="T67" style:family="text">
      <style:text-properties officeooo:rsid="01038c1a"/>
    </style:style>
    <style:style style:name="T68" style:family="text">
      <style:text-properties officeooo:rsid="0115c489"/>
    </style:style>
    <style:style style:name="T69" style:family="text">
      <style:text-properties officeooo:rsid="011e5651"/>
    </style:style>
    <style:style style:name="T70" style:family="text">
      <style:text-properties style:font-name="Noto Mono"/>
    </style:style>
    <style:style style:name="T71" style:family="text">
      <style:text-properties style:font-name="Noto Mono" officeooo:rsid="00fc1fff"/>
    </style:style>
    <style:style style:name="T72" style:family="text">
      <style:text-properties style:font-name="Noto Mono" fo:background-color="#dddddd" loext:char-shading-value="0"/>
    </style:style>
    <style:style style:name="T73" style:family="text">
      <style:text-properties style:font-name="Noto Mono" officeooo:rsid="011e5651"/>
    </style:style>
    <style:style style:name="T74" style:family="text">
      <style:text-properties style:font-name="Noto Mono" officeooo:rsid="01256d12"/>
    </style:style>
    <style:style style:name="T75" style:family="text">
      <style:text-properties style:font-name="Noto Mono" fo:language="zxx" fo:country="none" fo:background-color="#dddddd" loext:char-shading-value="0" style:language-asian="zxx" style:country-asian="none" style:language-complex="zxx" style:country-complex="none"/>
    </style:style>
    <style:style style:name="T76" style:family="text">
      <style:text-properties style:font-name="Noto Mono" fo:language="zxx" fo:country="none" officeooo:rsid="012cf958" fo:background-color="#dddddd" loext:char-shading-value="0" style:language-asian="zxx" style:country-asian="none" style:language-complex="zxx" style:country-complex="none"/>
    </style:style>
    <style:style style:name="T77" style:family="text">
      <style:text-properties officeooo:rsid="00fc1fff"/>
    </style:style>
    <style:style style:name="T78" style:family="text">
      <style:text-properties fo:language="zxx" fo:country="none" officeooo:rsid="01256d12" style:language-asian="zxx" style:country-asian="none" style:language-complex="zxx" style:country-complex="none"/>
    </style:style>
    <style:style style:name="T79" style:family="text">
      <style:text-properties officeooo:rsid="012096c5"/>
    </style:style>
    <style:style style:name="T80" style:family="text">
      <style:text-properties fo:color="#000000" style:font-name="Noto Mono" fo:background-color="#dddddd" loext:char-shading-value="0"/>
    </style:style>
    <style:style style:name="T81" style:family="text">
      <style:text-properties officeooo:rsid="01256d12"/>
    </style:style>
    <style:style style:name="T82" style:family="text">
      <style:text-properties officeooo:rsid="01281d7a"/>
    </style:style>
    <style:style style:name="T83" style:family="text">
      <style:text-properties officeooo:rsid="012b2841"/>
    </style:style>
    <style:style style:name="T84" style:family="text">
      <style:text-properties officeooo:rsid="012d99dd"/>
    </style:style>
    <style:style style:name="T85" style:family="text">
      <style:text-properties officeooo:rsid="012ec7af"/>
    </style:style>
    <style:style style:name="T86" style:family="text">
      <style:text-properties officeooo:rsid="0131a4b9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officeooo:rsid="0135484b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63">SW </text:span>Installation</text:h>
      <text:p text:style-name="P13"><text:span text:style-name="T1">The following</text:span> <text:span text:style-name="T2">instructions are based on </text:span><text:span text:style-name="T68">Raspberry Pi OS Lite </text:span><text:span text:style-name="T69">32bit 11 (bullseye).</text:span></text:p>
      <text:h text:style-name="P36" text:outline-level="2">General Raspberry Pi OS configuration</text:h>
      <text:p text:style-name="P14">After the installation perform the standard steps to update to the latest status:</text:p>
      <text:p text:style-name="P15">sudo apt update<text:line-break/>sudo apt upgrade<text:line-break/>sudo rpi-update</text:p>
      <text:p text:style-name="P14">Use <text:span text:style-name="T70">raspi-config</text:span> to enable IIC and SPI interfaces, adopt the timezone and expand the filesystem.</text:p>
      <text:p text:style-name="P14">Optionally add the following lines to /boot/config.txt <text:span text:style-name="T61">to disable some modules and disable LEDs:</text:span></text:p>
      <text:p text:style-name="P25"><text:span text:style-name="T72">##turn off mainboard LEDs<text:line-break/>dtoverlay=act-led<text:line-break/><text:line-break/>##disable ACT LED<text:line-break/>dtparam=act_led_trigger=none<text:line-break/>dtparam=act_led_activelow=off<text:line-break/><text:line-break/>##disable PWR LED<text:line-break/>dtparam=pwr_led_trigger=none<text:line-break/>dtparam=pwr_led_activelow=off<text:line-break/><text:line-break/>##turn off ethernet port LEDs<text:line-break/>dtparam=eth_led0=4<text:line-break/>dtparam=eth_led1=4<text:line-break/><text:line-break/>##turn on/ off bluetooth<text:line-break/>dtoverlay=disable-bt<text:line-break/><text:line-break/>##turn on/off wifi<text:line-break/>dtoverlay=disable-wifi</text:span><text:line-break/><text:line-break/><text:span text:style-name="T83">disable VC4 driver for HW accelartion by commenting out this line in /boot/config.txt:</text:span></text:p>
      <text:p text:style-name="P23">dtoverlay=vc4-kms-v3d</text:p>
      <text:p text:style-name="P25"><text:span text:style-name="T69">edit </text:span><text:span text:style-name="T77">edit </text:span><text:span text:style-name="T71">/etc/rc.local</text:span><text:span text:style-name="T77"> and add</text:span></text:p>
      <text:p text:style-name="P16">/<text:span text:style-name="T85">usr/bin/</text:span>tvservice -o</text:p>
      <text:p text:style-name="P26">to disable HDMI output.</text:p>
      <text:h text:style-name="P36" text:outline-level="2">HiFiBerry Installation</text:h>
      <text:p text:style-name="P26">This is based on the manual on</text:p>
      <text:p text:style-name="P26"><text:a xlink:type="simple" xlink:href="https://www.hifiberry.com/docs/software/configuring-linux-3-18-x/" text:style-name="Internet_20_link" text:visited-style-name="Visited_20_Internet_20_Link">https://www.hifiberry.com/docs/software/configuring-linux-3-18-x/</text:a></text:p>
      <text:p text:style-name="P27">C<text:span text:style-name="T69">onfigure the device tree overlay file </text:span><text:span text:style-name="T73">/boot/config.txt</text:span><text:span text:style-name="T69">:</text:span></text:p>
      <text:p text:style-name="P26">add the line</text:p>
      <text:p text:style-name="P26"><text:soft-page-break/><text:tab/><text:span text:style-name="T80">dtoverlay=hifiberry-dacplus</text:span></text:p>
      <text:p text:style-name="P26">and comment out the line</text:p>
      <text:p text:style-name="P26"><text:tab/><text:span text:style-name="T72">#dtparam=audio=on</text:span></text:p>
      <text:p text:style-name="P26">Configure ALSA by creating the file <text:span text:style-name="T70">/etc/asound.cfg</text:span> with the following content:</text:p>
      <text:p text:style-name="P20">pcm.!default <text:s/>{<text:line-break/> <text:s/>type hw card 0<text:line-break/>}<text:line-break/><text:line-break/><text:span text:style-name="T79">c</text:span>tl.!default {<text:line-break/> <text:s/>type hw card 0<text:line-break/>}</text:p>
      <text:p text:style-name="P26">Reboot <text:span text:style-name="T79">and t</text:span>est it with</text:p>
      <text:p text:style-name="P20">aplay -l</text:p>
      <text:p text:style-name="P26">which should return</text:p>
      <text:p text:style-name="P14"><text:span text:style-name="T75">**** List of PLAYBACK Hardware Devices ****<text:line-break/>card </text:span><text:span text:style-name="T76">0</text:span><text:span text:style-name="T75">: sndrpihifiberry [snd_rpi_hifiberry_dacplus], device 0: HiFiBerry DAC+ HiFi pcm512x-hifi-0 [HiFiBerry DAC+ HiFi pcm512x-hifi-0]<text:line-break/> <text:s/>Subdevices: 1/1<text:line-break/> <text:s/>Subdevice #0: subdevice #0</text:span></text:p>
      <text:h text:style-name="P38" text:outline-level="2">Installation of AlarmPi</text:h>
      <text:p text:style-name="P33"><text:span text:style-name="T78">sftp</text:span><text:span text:style-name="T81"> </text:span><text:span text:style-name="T74">alarmpi.tar.gz</text:span><text:span text:style-name="T81"> onto the Raspberry Pi and untar it</text:span></text:p>
      <text:p text:style-name="P32">change to the scripts folder <text:span text:style-name="T82">and run</text:span></text:p>
      <text:p text:style-name="P18">./install</text:p>
      <text:p text:style-name="P34">set password of user alarmpi by</text:p>
      <text:p text:style-name="P19">sudo passwd alarmpi</text:p>
      <text:p text:style-name="P34">grant sudo rights to alamrpi by creating a sudoers file in <text:span text:style-name="T70">/etc/sudoers.d</text:span></text:p>
      <text:h text:style-name="P37" text:outline-level="2">Configuration of mpd</text:h>
      <text:p text:style-name="P31">Configure mpd by editing <text:span text:style-name="T70">/etc/mpd.conf</text:span> and set this audio_output configuration:</text:p>
      <text:p text:style-name="P17">audio_output {<text:line-break/> <text:s/>type <text:s text:c="11"/>"alsa"<text:line-break/> <text:s/>name <text:s text:c="11"/>"HiFiBerry"<text:line-break/> <text:s/>device <text:s text:c="9"/>"hw:<text:span text:style-name="T84">0</text:span>,0"<text:line-break/> <text:s/>mixer_type <text:s text:c="5"/>"software"<text:line-break/>}</text:p>
      <text:p text:style-name="P31">as we will move /var/log to a tmpfs filesystem, we have to make sure the mpd log directory exists before mpd gets started. Add the following line to the file /lib/systemd/system/mpd.service in the [Service] section (before ExecStart):</text:p>
      <text:p text:style-name="P17">ExecStartPre=-/bin/mkdir /var/log/mpd</text:p>
      <text:p text:style-name="P30">Create playlist files in <text:span text:style-name="T61">/</text:span><text:span text:style-name="T62">var/l</text:span><text:span text:style-name="T61">ib/mpd/playlists, e.g. swr3.m3u:</text:span></text:p>
      <text:p text:style-name="P22"><text:span text:style-name="T61">#EXTM3U<text:line-break/></text:span><text:soft-page-break/><text:span text:style-name="T61">#EXTINF:-1,SWR3-Livestream<text:line-break/>https://liveradio.swr.de/sw282p3/swr3/play.mp3</text:span></text:p>
      <text:h text:style-name="P39" text:outline-level="2">Configuration of lighttpd</text:h>
      <text:p text:style-name="P29"/>
      <text:p text:style-name="P28">edit <text:span text:style-name="T70">/etc/lighttpd/lighttpd.conf</text:span> and change this line:</text:p>
      <text:p text:style-name="P21">server.document-root = "opt/alarmpi/www"</text:p>
      <text:p text:style-name="P28"><text:span text:style-name="T86">A</text:span>s we will move /var/log to a tmpfs filesystem, we have to make sure the lighttpd log directory exists before lighttpd gets started. Add the following line<text:span text:style-name="T86">2</text:span> to the file <text:span text:style-name="T70">/lib/systemd/system/lighttpd.service</text:span> in the [Service] section (as first line):</text:p>
      <text:p text:style-name="P21">ExecStartPre=-/bin/mkdir /var/log/lighttpd<text:line-break/>ExecStartPre=-/bin/chown www-data:www-data /var/log/lighttpd</text:p>
      <text:h text:style-name="P41" text:outline-level="2"><text:span text:style-name="T86">Configuration of the watchdog</text:span></text:h>
      <text:p text:style-name="P56">e<text:span text:style-name="T66">nable the watchdog</text:span><text:span text:style-name="T19"><text:line-break/>sudo </text:span><text:span text:style-name="T20">modprobe bcm2835_wdt</text:span></text:p>
      <text:p text:style-name="P56"><text:span text:style-name="T30">ins</text:span><text:span text:style-name="T35">tall the watchdog daemon</text:span><text:span text:style-name="T19"><text:line-break/>sudo </text:span><text:span text:style-name="T20">apt-get install watchdog</text:span></text:p>
      <text:p text:style-name="P56"><text:span text:style-name="T30">co</text:span><text:span text:style-name="T33">nfigure the watchdog</text:span><text:span text:style-name="T19"><text:line-break/>sudo </text:span><text:span text:style-name="T21">nano /etc/watchdog.</text:span><text:span text:style-name="T26">conf</text:span></text:p>
      <text:p text:style-name="P56"><text:span text:style-name="T30">un</text:span><text:span text:style-name="T33">comment the lines</text:span><text:span text:style-name="T21"><text:line-break/>max-load-1 <text:s text:c="5"/>= 24<text:line-break/>watchdog-device = /dev/watchdog<text:line-break/></text:span><text:span text:style-name="T34">and add these lines</text:span><text:span text:style-name="T25"><text:line-break/>file <text:s text:c="2"/>= /var/log/alarmpi/watchdog<text:line-break/>change = 300</text:span></text:p>
      <text:p text:style-name="P56"><text:span text:style-name="T30">ad</text:span><text:span text:style-name="T36">opt the sett</text:span><text:span text:style-name="T37">i</text:span><text:span text:style-name="T36">ngs in </text:span><text:span text:style-name="T38">/lib/systemd/system/</text:span><text:span text:style-name="T39">watchdog</text:span><text:span text:style-name="T38">.service</text:span><text:span text:style-name="T36"><text:line-break/></text:span><text:span text:style-name="T5">sudo </text:span><text:span text:style-name="T22">nano</text:span><text:span text:style-name="T29"> </text:span><text:span text:style-name="T14">/lib/systemd/system</text:span><text:span text:style-name="T29">/</text:span><text:span text:style-name="T23">watchdog</text:span><text:span text:style-name="T29">.</text:span><text:span text:style-name="T14">service<text:line-break/></text:span><text:span text:style-name="T38">and add this line at the end of the [</text:span><text:span text:style-name="T39">Install</text:span><text:span text:style-name="T38">] section:</text:span><text:span text:style-name="T29"><text:line-break/></text:span><text:span text:style-name="T23">WantedBy</text:span><text:span text:style-name="T22">=</text:span><text:span text:style-name="T23">alarmpi</text:span><text:span text:style-name="T22">.service<text:line-break/></text:span><text:span text:style-name="T38">and add this line </text:span><text:span text:style-name="T40">to the start </text:span><text:span text:style-name="T38">of the [</text:span><text:span text:style-name="T40">Service</text:span><text:span text:style-name="T38">] section:</text:span><text:span text:style-name="T29"><text:line-break/></text:span><text:span text:style-name="T27">ExecStartPre=-sudo -</text:span><text:span text:style-name="T28">u alarmpi</text:span><text:span text:style-name="T27"> /usr/bin/touch /var/log/alarmpi/watchdog</text:span></text:p>
      <text:p text:style-name="P56"><text:span text:style-name="T30">ad</text:span><text:span text:style-name="T41">opt the sett</text:span><text:span text:style-name="T37">i</text:span><text:span text:style-name="T41">ngs in </text:span><text:span text:style-name="T38">usr/lib/systemd/system/alarmpi.service</text:span><text:span text:style-name="T14"><text:line-break/></text:span><text:span text:style-name="T5">sudo </text:span><text:span text:style-name="T22">nano</text:span><text:span text:style-name="T14"> /usr/lib/systemd/system/alarmpi.service<text:line-break/></text:span><text:span text:style-name="T50">and add this line at the end of the [unit]section:</text:span><text:span text:style-name="T14"><text:line-break/></text:span><text:span text:style-name="T22">Before=watchdog.service<text:line-break/></text:span><text:span text:style-name="T42">and execute</text:span><text:span text:style-name="T22"><text:line-break/></text:span><text:span text:style-name="T14">sudo systemctl </text:span><text:span text:style-name="T24">enable watchdog.service</text:span><text:span text:style-name="T14"><text:line-break/>sudo systemctl daemon-reload<text:line-break/></text:span><text:span text:style-name="T5">sudo </text:span><text:span text:style-name="T14">systemctl start alarmpi.service</text:span></text:p>
      <text:h text:style-name="P42" text:outline-level="2"><text:span text:style-name="T88">Connect to Google calendar (optional)</text:span></text:h>
      <text:p text:style-name="P7">Alarm Pi can be connected to a Google calendar to read the entries for the current day at the start of an alarm. To enable this feature, a n entry<text:line-break/><text:span text:style-name="T3">summary = &lt;name&gt;</text:span><text:line-break/>must exist in the [calendar] section of the configuration file, specifying the summary name of the calendar to connect to. Connect to AlarmPi and get the URL to authorize connection to your calendar:</text:p>
      <text:p text:style-name="P5"><text:soft-page-break/><text:span text:style-name="T3">nc 127.0.0.1 3947<text:line-break/></text:span><text:span text:style-name="T31">connected to AlarmPi<text:line-break/>command:</text:span><text:span text:style-name="T3"><text:line-break/></text:span><text:span text:style-name="T9">calendar geturl</text:span></text:p>
      <text:p text:style-name="P5"><text:span text:style-name="T58">this will return an URL starting with </text:span><text:a xlink:type="simple" xlink:href="https://accounts.google.com/o/oauth2/auth" text:style-name="Internet_20_link" text:visited-style-name="Visited_20_Internet_20_Link"><text:span text:style-name="T58">https://accounts.google.com/o/oauth2/auth</text:span></text:a><text:span text:style-name="T58">?. Copy this URL into a browser and accept to allow AlarmPi access to your Google clendar. This will return an authentification code. Copy this code and continue with the authentification:</text:span></text:p>
      <text:p text:style-name="P5"><text:span text:style-name="T9">calendar setcode &lt;code&gt;<text:line-break/></text:span><text:span text:style-name="T32">Authorization successfull.<text:line-break/>C</text:span><text:span text:style-name="T31">ommand:</text:span></text:p>
      <text:p text:style-name="P7">You can now query the entries for today with</text:p>
      <text:p text:style-name="P5"><text:span text:style-name="T9">calendar?<text:line-break/></text:span><text:span text:style-name="T32">&lt;list of entries&gt;<text:line-break/>OK</text:span></text:p>
      <text:p text:style-name="P6"><text:span text:style-name="T52">terminate the connection to AlarmPi with</text:span><text:span text:style-name="T32"><text:line-break/></text:span><text:span text:style-name="T9">exit</text:span></text:p>
      <text:h text:style-name="P2" text:outline-level="1">Reduce risk of filesystem corruption</text:h>
      <text:p text:style-name="P8">The internet is full of reports that the SD card can easily get corrupted during a power outage und otherwise unclean shutdown, and in fact it also happened to one of my Raspberries once. The best way to avoid this is to change to a completely read-only filesystem. I did not go that far but took some actions to at least minimize the risk of corruption (based on many guides you will find on the web)</text:p>
      <text:list xml:id="list2035459075" text:style-name="L1">
        <text:list-item>
          <text:p text:style-name="P46">Direct<text:span text:style-name="T59"> system logging into a circular memory buffer with<text:line-break/></text:span><text:span text:style-name="T10">sudo apt-get install busybox-syslogd<text:line-break/>sudo </text:span><text:span text:style-name="T15">apt-get </text:span><text:span text:style-name="T10">purge rsyslog<text:line-break/></text:span><text:span text:style-name="T60">log messages can now be read using logread.</text:span></text:p>
        </text:list-item>
        <text:list-item>
          <text:p text:style-name="P47">Create RAM (tmpfs) filesystems for directories that are frequently written, but the content does not need to survive reboots of the system.<text:line-break/>Add the following lines to /etc/fstab:<text:line-break/><text:span text:style-name="T3">tmpfs /var/log tmpfs defaults,noatime,nosuid,mode=0755,size=10m 0 0<text:line-break/>tmpfs /</text:span><text:span text:style-name="T13">tmp</text:span><text:span text:style-name="T3"> tmpfs defaults,noatime,nosuid,mode=0755,size=10m 0 0<text:line-break/>tmpfs /var/</text:span><text:span text:style-name="T11">lib/mpd/music/tmp</text:span><text:span text:style-name="T3"> tmpfs <text:tab/>defaults,noatime,nosuid,mode=0755,size=1</text:span><text:span text:style-name="T13">0</text:span><text:span text:style-name="T3">m 0 0</text:span></text:p>
        </text:list-item>
        <text:list-item>
          <text:p text:style-name="P48">disable swapping by adding <text:span text:style-name="T43">noswap</text:span> to the end of <text:span text:style-name="T43">/boot/cmdline.txt</text:span></text:p>
        </text:list-item>
        <text:list-item>
          <text:p text:style-name="P49">remove some not needed SW<text:line-break/><text:span text:style-name="T3">sudo apt-get remove --purge triggerhappy cron logrotate dbus dphys-swapfile fake-hwclock <text:line-break/></text:span><text:span text:style-name="T12">sudo apt-get autoremove</text:span></text:p>
        </text:list-item>
      </text:list>
      <text:h text:style-name="P40" text:outline-level="1"/>
      <text:h text:style-name="P3" text:outline-level="1">Voice control using Amazon Web Services Lex</text:h>
      <text:p text:style-name="P10"/>
      <text:h text:style-name="P35" text:outline-level="2"><text:soft-page-break/>Installation of the USB microphone</text:h>
      <text:list xml:id="list3234054953" text:style-name="L2">
        <text:list-item>
          <text:p text:style-name="P50">Tested with a Foxnovo Portable USB 2.0-Kondensator-Mikrophone</text:p>
        </text:list-item>
        <text:list-item>
          <text:p text:style-name="P50">Connect to one of the raspberry USB ports</text:p>
        </text:list-item>
        <text:list-item>
          <text:p text:style-name="P50"><text:span text:style-name="T10">l</text:span><text:span text:style-name="T3">susb<text:line-break/></text:span><text:span text:style-name="T51">should show an output like</text:span><text:span text:style-name="T3"><text:line-break/></text:span><text:span text:style-name="T30">Bus 001 Device 004: ID 0d8c:013c C-Media Electronics, Inc. CM108 Audio Controller</text:span></text:p>
        </text:list-item>
        <text:list-item>
          <text:p text:style-name="P51"><text:span text:style-name="T16">alsamixer</text:span><text:span text:style-name="T3"><text:line-break/></text:span><text:span text:style-name="T53">press F6 and select the USB soundcard (in my case: USB PnP Sound Device) and remember the ID</text:span></text:p>
        </text:list-item>
        <text:list-item>
          <text:p text:style-name="P45">exit alsamixer with Escape</text:p>
        </text:list-item>
        <text:list-item>
          <text:p text:style-name="P52"><text:span text:style-name="T51">record a 5s test with<text:line-break/></text:span><text:span text:style-name="T3">arecord -</text:span><text:span text:style-name="T17">f </text:span><text:span text:style-name="T18">S</text:span><text:span text:style-name="T17">16_LE </text:span><text:span text:style-name="T3">-</text:span><text:span text:style-name="T17">r 16000 </text:span><text:span text:style-name="T3">-d 5 -vv -D plughw:&lt;id&gt; test.wav</text:span></text:p>
        </text:list-item>
        <text:list-item>
          <text:p text:style-name="P45">XXX</text:p>
        </text:list-item>
      </text:list>
      <text:p text:style-name="P9"/>
      <text:list xml:id="list4101228650" text:style-name="L3">
        <text:list-item>
          <text:p text:style-name="P53">Create <text:span text:style-name="T54">an AW</text:span>S account (free for 12 months) on <text:a xlink:type="simple" xlink:href="https://aws.amazon.com/" text:style-name="Internet_20_link" text:visited-style-name="Visited_20_Internet_20_Link"><text:span text:style-name="T64">https://aws.amazon.com/</text:span></text:a></text:p>
        </text:list-item>
        <text:list-item>
          <text:p text:style-name="P54">Create an Administrator IAM User on <text:a xlink:type="simple" xlink:href="https://console.aws.amazon.com/iam" text:style-name="Internet_20_link" text:visited-style-name="Visited_20_Internet_20_Link"><text:span text:style-name="T65">https://console.aws.amazon.com/iam</text:span></text:a></text:p>
        </text:list-item>
        <text:list-item>
          <text:p text:style-name="P54">Create an user <text:span text:style-name="T67">a</text:span>larmpi with only programmatic access to LEX services</text:p>
        </text:list-item>
        <text:list-item>
          <text:p text:style-name="P55">create a file /etc/alarmpi/.aws/credentials with this content:<text:line-break/>[default]<text:line-break/>aws_access_key_id=&lt;your access key id&gt;<text:line-break/>aws_secret_access_key=&lt;your secrest access key&gt;</text:p>
        </text:list-item>
      </text:list>
      <text:p text:style-name="P11"/>
      <text:h text:style-name="P4" text:outline-level="1"/>
      <text:p text:style-name="P12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Noto Mono" svg:font-family="'Noto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5DT14H53M1S</meta:editing-duration>
    <meta:editing-cycles>207</meta:editing-cycles>
    <meta:generator>LibreOffice/6.4.7.2$Linux_X86_64 LibreOffice_project/40$Build-2</meta:generator>
    <dc:date>2022-02-20T17:59:26.863072550</dc:date>
    <meta:print-date>2018-04-29T13:07:26.687000000</meta:print-date>
    <meta:document-statistic meta:table-count="0" meta:image-count="0" meta:object-count="0" meta:page-count="5" meta:paragraph-count="79" meta:word-count="965" meta:character-count="6958" meta:non-whitespace-character-count="6017"/>
    <meta:user-defined meta:name="Info 1"/>
    <meta:user-defined meta:name="Info 2"/>
    <meta:user-defined meta:name="Info 3"/>
    <meta:user-defined meta:name="Info 4"/>
  </office:meta>
</office:document-meta>
</file>